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00" draw:textarea-vertical-align="bottom"/>
    </style:style>
    <style:style style:name="gr3" style:family="graphic" style:parent-style-name="standard">
      <style:graphic-properties draw:fill="solid" draw:fill-color="#669966" draw:textarea-vertical-align="bottom"/>
    </style:style>
    <style:style style:name="gr4" style:family="graphic" style:parent-style-name="standard">
      <style:graphic-properties draw:fill="solid" draw:fill-color="#006699" draw:textarea-vertical-align="botto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cccc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b2b2b2" draw:fill="solid" draw:fill-color="#ffff99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333300"/>
      <style:paragraph-properties fo:text-align="start"/>
      <style:text-properties fo:color="#999999"/>
    </style:style>
    <style:style style:name="P5" style:family="paragraph">
      <loext:graphic-properties draw:fill="solid" draw:fill-color="#669966"/>
      <style:paragraph-properties fo:text-align="start"/>
      <style:text-properties fo:color="#999999"/>
    </style:style>
    <style:style style:name="P6" style:family="paragraph">
      <loext:graphic-properties draw:fill="solid" draw:fill-color="#006699"/>
      <style:paragraph-properties fo:text-align="start"/>
      <style:text-properties fo:color="#999999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  <style:text-properties fo:font-size="18pt"/>
    </style:style>
    <style:style style:name="P11" style:family="paragraph">
      <loext:graphic-properties draw:fill="solid" draw:fill-color="#333300"/>
      <style:paragraph-properties fo:text-align="start"/>
      <style:text-properties fo:color="#999999" fo:font-size="18pt"/>
    </style:style>
    <style:style style:name="P12" style:family="paragraph">
      <loext:graphic-properties draw:fill="solid" draw:fill-color="#669966"/>
      <style:paragraph-properties fo:text-align="start"/>
      <style:text-properties fo:color="#999999" fo:font-size="18pt"/>
    </style:style>
    <style:style style:name="P13" style:family="paragraph">
      <loext:graphic-properties draw:fill="solid" draw:fill-color="#006699"/>
      <style:paragraph-properties fo:text-align="start"/>
      <style:text-properties fo:color="#999999" fo:font-size="18pt"/>
    </style:style>
    <style:style style:name="P14" style:family="paragraph">
      <loext:graphic-properties draw:fill="solid" draw:fill-color="#b2b2b2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cccccc"/>
      <style:paragraph-properties fo:text-align="center"/>
      <style:text-properties fo:color="#808080" fo:font-size="18pt"/>
    </style:style>
    <style:style style:name="P17" style:family="paragraph">
      <loext:graphic-properties draw:fill="solid" draw:fill-color="#ffff99"/>
      <style:paragraph-properties fo:text-align="start"/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/>
    </style:style>
    <style:style style:name="T4" style:family="text">
      <style:text-properties fo:font-size="18pt"/>
    </style:style>
    <style:style style:name="T5" style:family="text">
      <style:text-properties fo:color="#999999" fo:font-size="18pt"/>
    </style:style>
    <style:style style:name="T6" style:family="text">
      <style:text-properties fo:color="#808080" fo:font-size="1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Planning Landscap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iagrams that outline TriMet's schedule information systems and their relationships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rect draw:style-name="gr2" draw:text-style-name="P4" draw:layer="layout" svg:width="25.4cm" svg:height="4.318cm" svg:x="1.778cm" svg:y="16.002cm">
          <text:p text:style-name="P3"><text:span text:style-name="T3">Back End</text:span></text:p>
        </draw:rect>
        <draw:rect draw:style-name="gr3" draw:text-style-name="P5" draw:layer="layout" svg:width="25.4cm" svg:height="6.604cm" svg:x="1.778cm" svg:y="9.398cm">
          <text:p text:style-name="P3"><text:span text:style-name="T3">Middle Layer</text:span></text:p>
        </draw:rect>
        <draw:rect draw:style-name="gr4" draw:text-style-name="P6" draw:layer="layout" svg:width="25.4cm" svg:height="5.055cm" svg:x="1.778cm" svg:y="4.343cm">
          <text:p text:style-name="P3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Landscape</text:p>
          </draw:text-box>
        </draw:frame>
        <draw:custom-shape draw:style-name="gr5" draw:text-style-name="P8" draw:layer="layout" svg:width="4.826cm" svg:height="2.54cm" svg:x="13.97cm" svg:y="17.018cm">
          <text:p text:style-name="P7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9" draw:layer="layout" svg:width="3.048cm" svg:height="2.54cm" svg:x="2.032cm" svg:y="4.826cm">
          <text:p text:style-name="P7">trimet.org</text:p>
        </draw:rect>
        <draw:rect draw:style-name="gr6" draw:text-style-name="P9" draw:layer="layout" svg:width="4.164cm" svg:height="2.54cm" svg:x="13.97cm" svg:y="4.826cm">
          <text:p text:style-name="P7">ride.trimet.org</text:p>
        </draw:rect>
        <draw:rect draw:style-name="gr6" draw:text-style-name="P9" draw:layer="layout" svg:width="3.956cm" svg:height="2.54cm" svg:x="22.86cm" svg:y="4.826cm">
          <text:p text:style-name="P7">call.trimet.org</text:p>
        </draw:rect>
        <draw:rect draw:style-name="gr6" draw:text-style-name="P9" draw:layer="layout" svg:width="4.164cm" svg:height="2.54cm" svg:x="5.258cm" svg:y="4.826cm">
          <text:p text:style-name="P7">trimet.org/ride</text:p>
        </draw:rect>
        <draw:rect draw:style-name="gr6" draw:text-style-name="P9" draw:layer="layout" svg:width="4.318cm" svg:height="2.54cm" svg:x="18.342cm" svg:y="4.826cm">
          <text:p text:style-name="P7">trinet.trimet.org</text:p>
        </draw:rect>
        <draw:rect draw:style-name="gr6" draw:text-style-name="P9" draw:layer="layout" svg:width="4.318cm" svg:height="2.54cm" svg:x="22.46cm" svg:y="9.906cm">
          <text:p text:style-name="P7">Play!</text:p>
        </draw:rect>
        <draw:rect draw:style-name="gr6" draw:text-style-name="P9" draw:layer="layout" svg:width="4.318cm" svg:height="2.54cm" svg:x="3.332cm" svg:y="16.662cm">
          <text:p text:style-name="P7">ATIS</text:p>
          <text:p text:style-name="P7">GeoCoder</text:p>
        </draw:rect>
        <draw:rect draw:style-name="gr6" draw:text-style-name="P9" draw:layer="layout" svg:width="4.318cm" svg:height="2.54cm" svg:x="2.032cm" svg:y="9.906cm">
          <text:p text:style-name="P7">SOLR</text:p>
        </draw:rect>
        <draw:rect draw:style-name="gr6" draw:text-style-name="P9" draw:layer="layout" svg:width="4.318cm" svg:height="2.54cm" svg:x="7.112cm" svg:y="9.906cm">
          <text:p text:style-name="P7">Python</text:p>
          <text:p text:style-name="P7">Apps</text:p>
        </draw:rect>
        <draw:rect draw:style-name="gr6" draw:text-style-name="P9" draw:layer="layout" svg:width="4.164cm" svg:height="2.54cm" svg:x="9.626cm" svg:y="4.826cm">
          <text:p text:style-name="P7">developer</text:p>
          <text:p text:style-name="P7">.trimet.org</text:p>
        </draw:rect>
        <draw:rect draw:style-name="gr6" draw:text-style-name="P10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Connections</text:p>
          </draw:text-box>
        </draw:frame>
        <draw:custom-shape draw:style-name="gr5" draw:text-style-name="P14" xml:id="id8" draw:id="id8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1" draw:id="id1" draw:layer="layout" svg:width="3.048cm" svg:height="2.54cm" svg:x="2.032cm" svg:y="4.826cm">
          <text:p text:style-name="P7"><text:span text:style-name="T4">trimet.org</text:span></text:p>
        </draw:rect>
        <draw:rect draw:style-name="gr6" draw:text-style-name="P10" xml:id="id10" draw:id="id10" draw:layer="layout" svg:width="4.164cm" svg:height="2.54cm" svg:x="13.97cm" svg:y="4.826cm">
          <text:p text:style-name="P7"><text:span text:style-name="T4">ride.trimet.org</text:span></text:p>
        </draw:rect>
        <draw:rect draw:style-name="gr6" draw:text-style-name="P10" xml:id="id12" draw:id="id12" draw:layer="layout" svg:width="3.956cm" svg:height="2.54cm" svg:x="22.86cm" svg:y="4.826cm">
          <text:p text:style-name="P7"><text:span text:style-name="T4">call.trimet.org</text:span></text:p>
        </draw:rect>
        <draw:rect draw:style-name="gr6" draw:text-style-name="P10" xml:id="id3" draw:id="id3" draw:layer="layout" svg:width="4.164cm" svg:height="2.54cm" svg:x="5.258cm" svg:y="4.826cm">
          <text:p text:style-name="P7"><text:span text:style-name="T4">trimet.org/ride</text:span></text:p>
        </draw:rect>
        <draw:rect draw:style-name="gr6" draw:text-style-name="P10" xml:id="id11" draw:id="id11" draw:layer="layout" svg:width="4.318cm" svg:height="2.54cm" svg:x="18.342cm" svg:y="4.826cm">
          <text:p text:style-name="P7"><text:span text:style-name="T4">trinet.trimet.org</text:span></text:p>
        </draw:rect>
        <draw:rect draw:style-name="gr6" draw:text-style-name="P10" xml:id="id13" draw:id="id13" draw:layer="layout" svg:width="4.318cm" svg:height="2.54cm" svg:x="22.46cm" svg:y="9.906cm">
          <text:p text:style-name="P7"><text:span text:style-name="T4">Play!</text:span></text:p>
        </draw:rect>
        <draw:rect draw:style-name="gr6" draw:text-style-name="P10" xml:id="id14" draw:id="id14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xml:id="id6" draw:id="id6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5" draw:id="id5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draw:rect draw:style-name="gr6" draw:text-style-name="P10" xml:id="id7" draw:id="id7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2" draw:id="id2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9" draw:id="id9" draw:layer="layout" svg:width="4.318cm" svg:height="2.54cm" svg:x="7.112cm" svg:y="9.906cm">
          <text:p text:style-name="P7"><text:span text:style-name="T4">Python</text:span></text:p>
          <text:p text:style-name="P7"><text:span text:style-name="T4">Apps</text:span></text:p>
        </draw:rect>
        <draw:rect draw:style-name="gr6" draw:text-style-name="P10" xml:id="id4" draw:id="id4" draw:layer="layout" svg:width="4.164cm" svg:height="2.54cm" svg:x="9.626cm" svg:y="4.826cm">
          <text:p text:style-name="P7"><text:span text:style-name="T4">developer</text:span></text:p>
          <text:p text:style-name="P7"><text:span text:style-name="T4">.trimet.org</text:span></text:p>
        </draw:rect>
        <draw:connector draw:style-name="gr7" draw:text-style-name="P15" draw:layer="layout" draw:type="curve" svg:x1="3.556cm" svg:y1="7.366cm" svg:x2="4.191cm" svg:y2="9.906cm" draw:start-shape="id1" draw:end-shape="id2" svg:d="M3556 7366c0 1905 635 635 635 2540" svg:viewBox="0 0 636 2541">
          <text:p/>
        </draw:connector>
        <draw:connector draw:style-name="gr7" draw:text-style-name="P15" draw:layer="layout" draw:type="curve" svg:x1="7.34cm" svg:y1="7.366cm" svg:x2="4.191cm" svg:y2="9.906cm" draw:start-shape="id3" draw:end-shape="id2" svg:d="M7340 7366c0 1905-3149 635-3149 2540" svg:viewBox="0 0 3150 2541">
          <text:p/>
        </draw:connector>
        <draw:connector draw:style-name="gr7" draw:text-style-name="P15" draw:layer="layout" draw:type="curve" svg:x1="11.708cm" svg:y1="7.366cm" svg:x2="12.079cm" svg:y2="12.954cm" draw:start-shape="id4" draw:end-shape="id5" svg:d="M11708 7366c0 4191 371 1397 371 5588" svg:viewBox="0 0 372 5589">
          <text:p/>
        </draw:connector>
        <draw:connector draw:style-name="gr7" draw:text-style-name="P15" draw:layer="layout" draw:type="curve" svg:x1="14.238cm" svg:y1="14.224cm" svg:x2="15.278cm" svg:y2="14.224cm" draw:start-shape="id5" draw:end-shape="id6" svg:d="M14238 14224h1040" svg:viewBox="0 0 1041 1">
          <text:p/>
        </draw:connector>
        <draw:connector draw:style-name="gr7" draw:text-style-name="P15" draw:layer="layout" draw:type="curve" svg:x1="9.92cm" svg:y1="14.224cm" svg:x2="4.191cm" svg:y2="12.446cm" draw:start-shape="id5" draw:end-shape="id2" draw:end-glue-point="2" svg:d="M9920 14224c-3820 0-5729-592-5729-1778" svg:viewBox="0 0 5730 1779">
          <text:p/>
        </draw:connector>
        <draw:connector draw:style-name="gr7" draw:text-style-name="P15" draw:layer="layout" draw:type="curve" svg:x1="9.92cm" svg:y1="14.224cm" svg:x2="7.65cm" svg:y2="17.932cm" draw:start-shape="id5" draw:end-shape="id7" svg:d="M9920 14224c-1702 0-568 3708-2270 3708" svg:viewBox="0 0 2271 3709">
          <text:p/>
        </draw:connector>
        <draw:connector draw:style-name="gr7" draw:text-style-name="P15" draw:layer="layout" draw:type="curve" svg:x1="16.383cm" svg:y1="17.018cm" svg:x2="12.079cm" svg:y2="15.494cm" draw:start-shape="id8" draw:end-shape="id5" svg:d="M16383 17018c0-1143-4304-381-4304-1524" svg:viewBox="0 0 4305 1525">
          <text:p/>
        </draw:connector>
        <draw:connector draw:style-name="gr7" draw:text-style-name="P15" draw:layer="layout" draw:type="curve" draw:line-skew="1.197cm" svg:x1="11.43cm" svg:y1="11.176cm" svg:x2="15.278cm" svg:y2="14.224cm" draw:start-shape="id9" draw:start-glue-point="1" draw:end-shape="id6" svg:d="M11430 11176c4681 0 2758 3048 3848 3048" svg:viewBox="0 0 3849 3049">
          <text:p/>
        </draw:connector>
        <draw:connector draw:style-name="gr7" draw:text-style-name="P15" draw:layer="layout" draw:type="curve" svg:x1="13.97cm" svg:y1="18.288cm" svg:x2="9.271cm" svg:y2="12.446cm" draw:start-shape="id8" draw:start-glue-point="6" draw:end-shape="id9" draw:end-glue-point="2" svg:d="M13970 18288c-3133 0-4699-1947-4699-5842" svg:viewBox="0 0 4700 5843">
          <text:p/>
        </draw:connector>
        <draw:connector draw:style-name="gr7" draw:text-style-name="P15" draw:layer="layout" draw:type="curve" draw:line-skew="-0.254cm" svg:x1="4.191cm" svg:y1="9.906cm" svg:x2="16.052cm" svg:y2="7.366cm" draw:start-shape="id2" draw:end-shape="id10" draw:end-glue-point="2" svg:d="M4191 9906c0-2286 11861-1016 11861-2540" svg:viewBox="0 0 11862 2541">
          <text:p/>
        </draw:connector>
        <draw:connector draw:style-name="gr7" draw:text-style-name="P15" draw:layer="layout" draw:type="curve" svg:x1="4.191cm" svg:y1="9.906cm" svg:x2="20.501cm" svg:y2="7.366cm" draw:start-shape="id2" draw:end-shape="id11" draw:end-glue-point="2" svg:d="M4191 9906c0-1905 16310-635 16310-2540" svg:viewBox="0 0 16311 2541">
          <text:p/>
        </draw:connector>
        <draw:connector draw:style-name="gr7" draw:text-style-name="P15" draw:layer="layout" draw:type="curve" svg:x1="4.191cm" svg:y1="9.906cm" svg:x2="24.838cm" svg:y2="7.366cm" draw:start-shape="id2" draw:end-shape="id12" draw:end-glue-point="2" svg:d="M4191 9906c0-1905 20647-635 20647-2540" svg:viewBox="0 0 20648 2541">
          <text:p/>
        </draw:connector>
        <draw:connector draw:style-name="gr7" draw:text-style-name="P15" draw:layer="layout" draw:type="curve" svg:x1="24.619cm" svg:y1="9.906cm" svg:x2="24.838cm" svg:y2="7.366cm" draw:start-shape="id13" draw:end-shape="id12" svg:d="M24619 9906c0-1905 219-635 219-2540" svg:viewBox="0 0 220 2541">
          <text:p/>
        </draw:connector>
        <draw:connector draw:style-name="gr7" draw:text-style-name="P15" draw:layer="layout" draw:type="curve" svg:x1="18.796cm" svg:y1="18.288cm" svg:x2="24.619cm" svg:y2="12.446cm" draw:start-shape="id8" draw:start-glue-point="8" draw:end-shape="id13" draw:end-glue-point="2" svg:d="M18796 18288c3882 0 5823-1947 5823-5842" svg:viewBox="0 0 5824 5843">
          <text:p/>
        </draw:connector>
        <draw:connector draw:style-name="gr7" draw:text-style-name="P15" draw:layer="layout" draw:type="curve" svg:x1="19.681cm" svg:y1="12.446cm" svg:x2="18.796cm" svg:y2="18.288cm" draw:start-shape="id14" draw:start-glue-point="2" draw:end-shape="id8" draw:end-glue-point="8" svg:d="M19681 12446c0 3895-295 5842-885 5842" svg:viewBox="0 0 886 5843">
          <text:p/>
        </draw:connector>
        <draw:connector draw:style-name="gr7" draw:text-style-name="P15" draw:layer="layout" draw:type="curve" svg:x1="19.05cm" svg:y1="14.224cm" svg:x2="24.619cm" svg:y2="12.446cm" draw:start-shape="id6" draw:start-glue-point="1" draw:end-shape="id13" draw:end-glue-point="2" svg:d="M19050 14224c3713 0 5569-592 5569-1778" svg:viewBox="0 0 5570 1779">
          <text:p/>
        </draw:connector>
        <draw:connector draw:style-name="gr7" draw:text-style-name="P15" draw:layer="layout" draw:type="curve" draw:line-skew="1.753cm" svg:x1="17.164cm" svg:y1="12.954cm" svg:x2="16.052cm" svg:y2="7.366cm" draw:start-shape="id6" draw:end-shape="id10" draw:end-glue-point="2" svg:d="M17164 12954c0-1561-1112 1232-1112-5588" svg:viewBox="0 0 1113 5589">
          <text:p/>
        </draw:connector>
        <draw:connector draw:style-name="gr7" draw:text-style-name="P15" draw:layer="layout" draw:type="curve" svg:x1="17.272cm" svg:y1="11.176cm" svg:x2="16.052cm" svg:y2="7.366cm" draw:start-shape="id14" draw:start-glue-point="3" draw:end-shape="id10" svg:d="M17272 11176c-814 0-1220-1270-1220-3810" svg:viewBox="0 0 1221 3811">
          <text:p/>
        </draw:connector>
        <draw:connector draw:style-name="gr7" draw:text-style-name="P15" draw:layer="layout" draw:type="curve" svg:x1="9.271cm" svg:y1="9.906cm" svg:x2="7.34cm" svg:y2="7.366cm" draw:start-shape="id9" draw:start-glue-point="0" draw:end-shape="id3" draw:end-glue-point="2" svg:d="M9271 9906c0-1905-1931-635-1931-2540" svg:viewBox="0 0 1932 2541">
          <text:p/>
        </draw:connector>
        <draw:connector draw:style-name="gr7" draw:text-style-name="P15" draw:layer="layout" draw:type="curve" svg:x1="19.681cm" svg:y1="9.906cm" svg:x2="20.501cm" svg:y2="7.366cm" draw:start-shape="id14" draw:end-shape="id11" draw:end-glue-point="2" svg:d="M19681 9906c0-1905 820-635 820-2540" svg:viewBox="0 0 821 2541">
          <text:p/>
        </draw:connector>
        <draw:connector draw:style-name="gr7" draw:text-style-name="P15" draw:layer="layout" draw:type="curve" svg:x1="7.34cm" svg:y1="7.366cm" svg:x2="3.556cm" svg:y2="7.366cm" draw:start-shape="id3" draw:start-glue-point="2" draw:end-shape="id1" draw:end-glue-point="2" svg:d="M7340 7366c0 751-3784 751-3784 0" svg:viewBox="0 0 3785 564">
          <text:p/>
        </draw:connector>
        <draw:connector draw:style-name="gr7" draw:text-style-name="P15" draw:layer="layout" draw:type="curve" svg:x1="9.271cm" svg:y1="12.446cm" svg:x2="5.491cm" svg:y2="16.662cm" draw:start-shape="id9" draw:end-shape="id7" svg:d="M9271 12446c0 3162-3780 1054-3780 4216" svg:viewBox="0 0 3781 4217">
          <text:p/>
        </draw:connector>
        <draw:connector draw:style-name="gr7" draw:text-style-name="P15" draw:layer="layout" draw:type="curve" svg:x1="12.079cm" svg:y1="12.954cm" svg:x2="16.052cm" svg:y2="7.366cm" draw:start-shape="id5" draw:start-glue-point="0" draw:end-shape="id10" draw:end-glue-point="2" svg:d="M12079 12954c0-4191 3973-1397 3973-5588" svg:viewBox="0 0 3974 5589">
          <text:p/>
        </draw:connector>
        <draw:connector draw:style-name="gr7" draw:text-style-name="P15" draw:layer="layout" draw:type="curve" svg:x1="11.43cm" svg:y1="11.176cm" svg:x2="17.272cm" svg:y2="11.176cm" draw:start-shape="id9" draw:end-shape="id14" draw:end-glue-point="3" svg:d="M11430 11176h5842" svg:viewBox="0 0 5843 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trimet.org explained</text:p>
          </draw:text-box>
        </draw:frame>
        <draw:custom-shape draw:style-name="gr5" draw:text-style-name="P14" xml:id="id20" draw:id="id20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15" draw:id="id15" draw:layer="layout" svg:width="3.048cm" svg:height="2.54cm" svg:x="2.032cm" svg:y="4.826cm">
          <text:p text:style-name="P7"><text:span text:style-name="T4">trimet.org</text:span></text:p>
        </draw:rect>
        <draw:rect draw:style-name="gr6" draw:text-style-name="P16" xml:id="id17" draw:id="id17" draw:layer="layout" svg:width="4.164cm" svg:height="2.54cm" svg:x="5.258cm" svg:y="4.826cm">
          <text:p text:style-name="P7"><text:span text:style-name="T6">trimet.org/ride</text:span></text:p>
        </draw:rect>
        <draw:rect draw:style-name="gr6" draw:text-style-name="P10" xml:id="id19" draw:id="id19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21" draw:id="id21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16" draw:id="id16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18" draw:id="id18" draw:layer="layout" svg:width="4.318cm" svg:height="2.54cm" svg:x="7.112cm" svg:y="9.906cm">
          <text:p text:style-name="P7"><text:span text:style-name="T4">Python</text:span></text:p>
          <text:p text:style-name="P7"><text:span text:style-name="T4">Apps</text:span></text:p>
        </draw:rect>
        <draw:connector draw:style-name="gr7" draw:text-style-name="P15" draw:layer="layout" draw:type="curve" svg:x1="3.556cm" svg:y1="7.366cm" svg:x2="4.191cm" svg:y2="9.906cm" draw:start-shape="id15" draw:end-shape="id16" svg:d="M3556 7366c0 1905 635 635 635 2540" svg:viewBox="0 0 636 2541">
          <text:p/>
        </draw:connector>
        <draw:connector draw:style-name="gr7" draw:text-style-name="P15" draw:layer="layout" draw:type="curve" svg:x1="7.34cm" svg:y1="7.366cm" svg:x2="4.191cm" svg:y2="9.906cm" draw:start-shape="id17" draw:end-shape="id16" svg:d="M7340 7366c0 1905-3149 635-3149 2540" svg:viewBox="0 0 3150 2541">
          <text:p/>
        </draw:connector>
        <draw:connector draw:style-name="gr7" draw:text-style-name="P15" draw:layer="layout" draw:type="curve" draw:line-skew="1.197cm" svg:x1="11.43cm" svg:y1="11.176cm" svg:x2="15.278cm" svg:y2="14.224cm" draw:start-shape="id18" draw:start-glue-point="1" draw:end-shape="id19" svg:d="M11430 11176c4681 0 2758 3048 3848 3048" svg:viewBox="0 0 3849 3049">
          <text:p/>
        </draw:connector>
        <draw:connector draw:style-name="gr7" draw:text-style-name="P15" draw:layer="layout" draw:type="curve" svg:x1="13.97cm" svg:y1="18.288cm" svg:x2="9.271cm" svg:y2="12.446cm" draw:start-shape="id20" draw:start-glue-point="6" draw:end-shape="id18" draw:end-glue-point="2" svg:d="M13970 18288c-3133 0-4699-1947-4699-5842" svg:viewBox="0 0 4700 5843">
          <text:p/>
        </draw:connector>
        <draw:connector draw:style-name="gr7" draw:text-style-name="P15" draw:layer="layout" draw:type="curve" svg:x1="9.271cm" svg:y1="9.906cm" svg:x2="7.34cm" svg:y2="7.366cm" draw:start-shape="id18" draw:start-glue-point="0" draw:end-shape="id17" draw:end-glue-point="2" svg:d="M9271 9906c0-1905-1931-635-1931-2540" svg:viewBox="0 0 1932 2541">
          <text:p/>
        </draw:connector>
        <draw:connector draw:style-name="gr7" draw:text-style-name="P15" draw:layer="layout" draw:type="curve" svg:x1="7.34cm" svg:y1="7.366cm" svg:x2="3.556cm" svg:y2="7.366cm" draw:start-shape="id17" draw:end-shape="id15" draw:end-glue-point="2" svg:d="M7340 7366c0 751-3784 751-3784 0" svg:viewBox="0 0 3785 564">
          <text:p/>
        </draw:connector>
        <draw:connector draw:style-name="gr7" draw:text-style-name="P15" draw:layer="layout" draw:type="curve" svg:x1="9.271cm" svg:y1="12.446cm" svg:x2="5.491cm" svg:y2="16.662cm" draw:start-shape="id18" draw:end-shape="id21" svg:d="M9271 12446c0 3162-3780 1054-3780 4216" svg:viewBox="0 0 3781 4217">
          <text:p/>
        </draw:connector>
        <draw:rect draw:style-name="gr6" draw:text-style-name="P10" xml:id="id22" draw:id="id22" draw:layer="layout" svg:width="4.818cm" svg:height="2.54cm" svg:x="19.904cm" svg:y="12.954cm">
          <text:p text:style-name="P7"><text:span text:style-name="T4">GeoServer</text:span></text:p>
        </draw:rect>
        <draw:custom-shape draw:style-name="gr8" draw:text-style-name="P17" draw:layer="layout" svg:width="16.454cm" svg:height="9.611cm" draw:transform="rotate (0.000698131700797732) translate (10.411cm 3.601cm)">
          <text:p text:style-name="P3"><text:span text:style-name="T4">We’ve traditionally operated two different trip planning applications for the public; one of which is heavily map based and the other a text version with minimal interactive mapping. For many reasons, I don’t believe that we’ll be changing course anytime soon. <text:s/></text:span></text:p>
          <text:p text:style-name="P3"><text:span text:style-name="T4"/></text:p>
          <text:p text:style-name="P3"><text:span text:style-name="T4">Having a React component api as a sub-product of the MOD Project would go a long way to helping us both update our trimet.org text-based trip planner, as well helping to simplify our architecture.</text:span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31.50410209663 5719.101123595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15" draw:layer="layout" draw:type="curve" svg:x1="19.904cm" svg:y1="14.224cm" svg:x2="19.05cm" svg:y2="14.224cm" draw:start-shape="id22" draw:start-glue-point="3" draw:end-shape="id19" draw:end-glue-point="1" svg:d="M19904 14224h-854" svg:viewBox="0 0 855 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trimet.org/ride explained</text:p>
          </draw:text-box>
        </draw:frame>
        <draw:custom-shape draw:style-name="gr5" draw:text-style-name="P14" xml:id="id27" draw:id="id27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23" draw:id="id23" draw:layer="layout" svg:width="4.164cm" svg:height="2.54cm" svg:x="5.258cm" svg:y="4.826cm">
          <text:p text:style-name="P7"><text:span text:style-name="T4">trimet.org/ride</text:span></text:p>
        </draw:rect>
        <draw:rect draw:style-name="gr6" draw:text-style-name="P10" xml:id="id28" draw:id="id28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24" draw:id="id24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25" draw:id="id25" draw:layer="layout" svg:width="4.318cm" svg:height="2.54cm" svg:x="7.112cm" svg:y="9.906cm">
          <text:p text:style-name="P7"><text:span text:style-name="T4">Python</text:span></text:p>
          <text:p text:style-name="P7"><text:span text:style-name="T4">Apps</text:span></text:p>
        </draw:rect>
        <draw:connector draw:style-name="gr7" draw:text-style-name="P15" draw:layer="layout" draw:type="curve" svg:x1="7.34cm" svg:y1="7.366cm" svg:x2="4.191cm" svg:y2="9.906cm" draw:start-shape="id23" draw:end-shape="id24" svg:d="M7340 7366c0 1905-3149 635-3149 2540" svg:viewBox="0 0 3150 2541">
          <text:p/>
        </draw:connector>
        <draw:connector draw:style-name="gr7" draw:text-style-name="P15" draw:layer="layout" draw:type="curve" draw:line-skew="1.197cm" svg:x1="11.43cm" svg:y1="11.176cm" svg:x2="15.278cm" svg:y2="14.224cm" draw:start-shape="id25" draw:start-glue-point="1" draw:end-shape="id26" svg:d="M11430 11176c4681 0 2758 3048 3848 3048" svg:viewBox="0 0 3849 3049">
          <text:p/>
        </draw:connector>
        <draw:connector draw:style-name="gr7" draw:text-style-name="P15" draw:layer="layout" draw:type="curve" svg:x1="13.97cm" svg:y1="18.288cm" svg:x2="9.271cm" svg:y2="12.446cm" draw:start-shape="id27" draw:start-glue-point="6" draw:end-shape="id25" draw:end-glue-point="2" svg:d="M13970 18288c-3133 0-4699-1947-4699-5842" svg:viewBox="0 0 4700 5843">
          <text:p/>
        </draw:connector>
        <draw:connector draw:style-name="gr7" draw:text-style-name="P15" draw:layer="layout" draw:type="curve" svg:x1="9.271cm" svg:y1="9.906cm" svg:x2="7.34cm" svg:y2="7.366cm" draw:start-shape="id25" draw:start-glue-point="0" draw:end-shape="id23" draw:end-glue-point="2" svg:d="M9271 9906c0-1905-1931-635-1931-2540" svg:viewBox="0 0 1932 2541">
          <text:p/>
        </draw:connector>
        <draw:connector draw:style-name="gr7" draw:text-style-name="P15" draw:layer="layout" draw:type="curve" svg:x1="9.271cm" svg:y1="12.446cm" svg:x2="5.491cm" svg:y2="16.662cm" draw:start-shape="id25" draw:end-shape="id28" svg:d="M9271 12446c0 3162-3780 1054-3780 4216" svg:viewBox="0 0 3781 4217">
          <text:p/>
        </draw:connector>
        <draw:rect draw:style-name="gr6" draw:text-style-name="P10" xml:id="id29" draw:id="id29" draw:layer="layout" svg:width="4.818cm" svg:height="2.54cm" svg:x="19.904cm" svg:y="12.954cm">
          <text:p text:style-name="P7"><text:span text:style-name="T4">GeoServer</text:span></text:p>
        </draw:rect>
        <draw:connector draw:style-name="gr7" draw:text-style-name="P15" draw:layer="layout" draw:type="curve" svg:x1="19.904cm" svg:y1="14.224cm" svg:x2="11.43cm" svg:y2="11.176cm" draw:start-shape="id29" draw:end-shape="id25" svg:d="M19904 14224c-6355 0-2119-3048-8474-3048" svg:viewBox="0 0 8475 3049">
          <text:p/>
        </draw:connector>
        <draw:rect draw:style-name="gr6" draw:text-style-name="P10" xml:id="id26" draw:id="id26" draw:layer="layout" svg:width="3.772cm" svg:height="2.54cm" svg:x="15.278cm" svg:y="12.954cm">
          <text:p text:style-name="P7"><text:span text:style-name="T4">OTP</text:span></text:p>
        </draw:rect>
        <draw:custom-shape draw:style-name="gr8" draw:text-style-name="P17" draw:layer="layout" svg:width="15.743cm" svg:height="10.16cm" draw:transform="rotate (0.000698131700797732) translate (10.922cm 3.718cm)">
          <text:p text:style-name="P3"><text:span text:style-name="T4">The trimet.org/ride system was the replacement for ATIS, both trip planner and stop &amp; schedule pages</text:span></text:p>
          <text:p text:style-name="P3"><text:span text:style-name="T7"/></text:p>
          <text:p text:style-name="P3"><text:span text:style-name="T4">These are the features:</text:span></text:p>
          <text:list text:style-name="L1">
            <text:list-item>
              <text:p text:style-name="P3"><text:span text:style-name="T4">GTFS/gtfsdb backend (e.g., other agencies)</text:span></text:p>
            </text:list-item>
            <text:list-item>
              <text:p text:style-name="P3"><text:span text:style-name="T4">Text trip planner interface</text:span></text:p>
            </text:list-item>
            <text:list-item>
              <text:p text:style-name="P3"><text:span text:style-name="T4">Stop landing pages</text:span></text:p>
            </text:list-item>
            <text:list-item>
              <text:p text:style-name="P3"><text:span text:style-name="T4">Stop schedules</text:span></text:p>
            </text:list-item>
            <text:list-item>
              <text:p text:style-name="P3"><text:span text:style-name="T4">Stop search via Route, Address, Nearest, etc...</text:span></text:p>
              <text:p text:style-name="P3"><text:span text:style-name="T7"/></text:p>
            </text:list-item>
          </text:list>
          <text:p text:style-name="P3"><text:span text:style-name="T4">Future could bring Route Landing Pages, P&amp;R and Fare Outlets lists, and replacement for other manually maintained content. I would also suggest that we use this system for stop &amp; route listings in any future interactive mapping app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81.55487804878 5163.507528786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developer.trimet.org</text:p>
          </draw:text-box>
        </draw:frame>
        <draw:custom-shape draw:style-name="gr5" draw:text-style-name="P14" xml:id="id35" draw:id="id35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32" draw:id="id32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31" draw:id="id31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draw:rect draw:style-name="gr6" draw:text-style-name="P10" xml:id="id34" draw:id="id34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33" draw:id="id33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30" draw:id="id30" draw:layer="layout" svg:width="4.164cm" svg:height="2.54cm" svg:x="9.626cm" svg:y="4.826cm">
          <text:p text:style-name="P7"><text:span text:style-name="T4">developer</text:span></text:p>
          <text:p text:style-name="P7"><text:span text:style-name="T4">.trimet.org</text:span></text:p>
        </draw:rect>
        <draw:connector draw:style-name="gr7" draw:text-style-name="P15" draw:layer="layout" draw:type="curve" svg:x1="11.708cm" svg:y1="7.366cm" svg:x2="12.079cm" svg:y2="12.954cm" draw:start-shape="id30" draw:end-shape="id31" svg:d="M11708 7366c0 4191 371 1397 371 5588" svg:viewBox="0 0 372 5589">
          <text:p/>
        </draw:connector>
        <draw:connector draw:style-name="gr7" draw:text-style-name="P15" draw:layer="layout" draw:type="curve" svg:x1="14.238cm" svg:y1="14.224cm" svg:x2="15.278cm" svg:y2="14.224cm" draw:start-shape="id31" draw:end-shape="id32" svg:d="M14238 14224h1040" svg:viewBox="0 0 1041 1">
          <text:p/>
        </draw:connector>
        <draw:connector draw:style-name="gr7" draw:text-style-name="P15" draw:layer="layout" draw:type="curve" svg:x1="9.92cm" svg:y1="14.224cm" svg:x2="4.191cm" svg:y2="12.446cm" draw:start-shape="id31" draw:end-shape="id33" draw:end-glue-point="2" svg:d="M9920 14224c-3820 0-5729-592-5729-1778" svg:viewBox="0 0 5730 1779">
          <text:p/>
        </draw:connector>
        <draw:connector draw:style-name="gr7" draw:text-style-name="P15" draw:layer="layout" draw:type="curve" svg:x1="9.92cm" svg:y1="14.224cm" svg:x2="7.65cm" svg:y2="17.932cm" draw:start-shape="id31" draw:end-shape="id34" svg:d="M9920 14224c-1702 0-568 3708-2270 3708" svg:viewBox="0 0 2271 3709">
          <text:p/>
        </draw:connector>
        <draw:connector draw:style-name="gr7" draw:text-style-name="P15" draw:layer="layout" draw:type="curve" svg:x1="16.383cm" svg:y1="17.018cm" svg:x2="12.079cm" svg:y2="15.494cm" draw:start-shape="id35" draw:end-shape="id31" svg:d="M16383 17018c0-1143-4304-381-4304-1524" svg:viewBox="0 0 4305 1525">
          <text:p/>
        </draw:connector>
        <draw:custom-shape draw:style-name="gr8" draw:text-style-name="P17" draw:layer="layout" svg:width="13.465cm" svg:height="9.657cm" draw:transform="rotate (0.000698131700797732) translate (14.219cm 4.063cm)">
          <text:list text:style-name="L1">
            <text:list-item>
              <text:p text:style-name="P3"><text:span text:style-name="T4">developer.trimet.org was the original interface into the ATIS trip planner</text:span></text:p>
            </text:list-item>
            <text:list-item>
              <text:p text:style-name="P3"><text:span text:style-name="T4">it survives today on the developer site, with the largest user being PDX Bus</text:span></text:p>
            </text:list-item>
            <text:list-item>
              <text:p text:style-name="P3"><text:span text:style-name="T4">ATIS was retired a few years ago (almost), but the api continues with an OTP backend</text:span></text:p>
            </text:list-item>
            <text:list-item>
              <text:p text:style-name="P3"><text:span text:style-name="T4">ATIS provided geocoding (which it still does), unlike OTP that lacks a geocoder</text:span></text:p>
            </text:list-item>
            <text:list-item>
              <text:p text:style-name="P3"><text:span text:style-name="T4">But the developer code is a wrapper that can point to other systems like SOLR, etc...</text:span></text:p>
            </text:list-item>
            <text:list-item>
              <text:p text:style-name="P3"><text:span text:style-name="T4">The code itself is old, and the developer interface limited...it all should be replaced at some point in the near futur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14.25813159067 4488.6311865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ride.trimet.org</text:p>
          </draw:text-box>
        </draw:frame>
        <draw:custom-shape draw:style-name="gr5" draw:text-style-name="P14" xml:id="id38" draw:id="id38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40" draw:id="id40" draw:layer="layout" svg:width="4.164cm" svg:height="2.54cm" svg:x="13.97cm" svg:y="4.826cm">
          <text:p text:style-name="P7"><text:span text:style-name="T4">ride.trimet.org</text:span></text:p>
        </draw:rect>
        <draw:rect draw:style-name="gr6" draw:text-style-name="P10" xml:id="id41" draw:id="id41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xml:id="id37" draw:id="id37" draw:layer="layout" svg:width="3.772cm" svg:height="2.54cm" svg:x="16.878cm" svg:y="12.954cm">
          <text:p text:style-name="P7"><text:span text:style-name="T4">OTP</text:span></text:p>
        </draw:rect>
        <draw:rect draw:style-name="gr6" draw:text-style-name="P10" xml:id="id36" draw:id="id36" draw:layer="layout" svg:width="4.318cm" svg:height="2.54cm" svg:x="12.22cm" svg:y="12.954cm">
          <text:p text:style-name="P7"><text:span text:style-name="T4">Java</text:span></text:p>
          <text:p text:style-name="P7"><text:span text:style-name="T4">Apps</text:span></text:p>
        </draw:rect>
        <draw:rect draw:style-name="gr6" draw:text-style-name="P10" xml:id="id39" draw:id="id39" draw:layer="layout" svg:width="4.318cm" svg:height="2.54cm" svg:x="22.606cm" svg:y="9.906cm">
          <text:p text:style-name="P7"><text:span text:style-name="T4">SOLR</text:span></text:p>
        </draw:rect>
        <draw:connector draw:style-name="gr7" draw:text-style-name="P15" draw:layer="layout" draw:type="curve" svg:x1="14.379cm" svg:y1="12.954cm" svg:x2="18.764cm" svg:y2="12.954cm" draw:start-shape="id36" draw:end-shape="id37" svg:d="M14379 12954c0-751 4385-751 4385 0" svg:viewBox="0 0 4386 564">
          <text:p/>
        </draw:connector>
        <draw:connector draw:style-name="gr7" draw:text-style-name="P15" draw:layer="layout" draw:type="curve" svg:x1="16.383cm" svg:y1="17.018cm" svg:x2="14.379cm" svg:y2="15.494cm" draw:start-shape="id38" draw:end-shape="id36" svg:d="M16383 17018c0-1143-2004-381-2004-1524" svg:viewBox="0 0 2005 1525">
          <text:p/>
        </draw:connector>
        <draw:connector draw:style-name="gr7" draw:text-style-name="P15" draw:layer="layout" draw:type="curve" draw:line-skew="-0.254cm" svg:x1="24.765cm" svg:y1="9.906cm" svg:x2="16.052cm" svg:y2="7.366cm" draw:start-shape="id39" draw:end-shape="id40" draw:end-glue-point="2" svg:d="M24765 9906c0-2286-8713-1016-8713-2540" svg:viewBox="0 0 8714 2541">
          <text:p/>
        </draw:connector>
        <draw:connector draw:style-name="gr7" draw:text-style-name="P15" draw:layer="layout" draw:type="curve" draw:line-skew="1.753cm" svg:x1="18.764cm" svg:y1="12.954cm" svg:x2="16.052cm" svg:y2="7.366cm" draw:start-shape="id37" draw:end-shape="id40" draw:end-glue-point="2" svg:d="M18764 12954c0-1561-2712 1232-2712-5588" svg:viewBox="0 0 2713 5589">
          <text:p/>
        </draw:connector>
        <draw:connector draw:style-name="gr7" draw:text-style-name="P15" draw:layer="layout" draw:type="curve" svg:x1="17.272cm" svg:y1="11.176cm" svg:x2="16.052cm" svg:y2="7.366cm" draw:start-shape="id41" draw:start-glue-point="3" draw:end-shape="id40" svg:d="M17272 11176c-814 0-1220-1270-1220-3810" svg:viewBox="0 0 1221 3811">
          <text:p/>
        </draw:connector>
        <draw:connector draw:style-name="gr7" draw:text-style-name="P15" draw:layer="layout" draw:type="curve" svg:x1="14.379cm" svg:y1="12.954cm" svg:x2="16.052cm" svg:y2="7.366cm" draw:start-shape="id36" draw:start-glue-point="0" draw:end-shape="id40" draw:end-glue-point="2" svg:d="M14379 12954c0-4191 1673-1397 1673-5588" svg:viewBox="0 0 1674 5589">
          <text:p/>
        </draw:connector>
        <draw:custom-shape draw:style-name="gr8" draw:text-style-name="P17" draw:layer="layout" svg:width="11.681cm" svg:height="13.204cm" draw:transform="rotate (0.000698131700797732) translate (2.032cm 4.833cm)">
          <text:list text:style-name="L1">
            <text:list-item>
              <text:p text:style-name="P3"><text:span text:style-name="T4">ride.trimet.org is the collection of interactive map apps built on Ext/OL</text:span></text:p>
            </text:list-item>
            <text:list-item>
              <text:p text:style-name="P3"><text:span text:style-name="T4">the ride trip planner talks directly to OTP via javascript</text:span></text:p>
            </text:list-item>
            <text:list-item>
              <text:p text:style-name="P3"><text:span text:style-name="T4">a handful of custom java code for things like stop popup content and RT vehicle locations</text:span></text:p>
            </text:list-item>
            <text:list-item>
              <text:p text:style-name="P3"><text:span text:style-name="T4">a lot of traffic between the app and geoserver...both layer images and point data like stops</text:span></text:p>
            </text:list-item>
            <text:list-item>
              <text:p text:style-name="P3"><text:span text:style-name="T4">also a lot of traffic between SOLR, not just for geocoding, but a handful of feature layers are sourced from SOLR (route list, TCs, P&amp;Rs, bikes)</text:span></text:p>
            </text:list-item>
            <text:list-item>
              <text:p text:style-name="P3"><text:span text:style-name="T8">IMPORTANT 4 Pelius</text:span><text:span text:style-name="T4">: SOLR <text:s/>returns </text:span><text:span text:style-name="T9">in/out ADA </text:span><text:span text:style-name="T10">and </text:span><text:span text:style-name="T9">in/out TriMet district </text:span><text:span text:style-name="T10">information for all geopoints is a question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5020.6471494607 2883.81673608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call.trimet.org</text:p>
          </draw:text-box>
        </draw:frame>
        <draw:custom-shape draw:style-name="gr5" draw:text-style-name="P14" xml:id="id45" draw:id="id45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43" draw:id="id43" draw:layer="layout" svg:width="3.956cm" svg:height="2.54cm" svg:x="22.86cm" svg:y="4.826cm">
          <text:p text:style-name="P7"><text:span text:style-name="T4">call.trimet.org</text:span></text:p>
        </draw:rect>
        <draw:rect draw:style-name="gr6" draw:text-style-name="P10" xml:id="id44" draw:id="id44" draw:layer="layout" svg:width="4.318cm" svg:height="2.54cm" svg:x="22.46cm" svg:y="9.906cm">
          <text:p text:style-name="P7"><text:span text:style-name="T4">Play!</text:span></text:p>
        </draw:rect>
        <draw:rect draw:style-name="gr6" draw:text-style-name="P10" xml:id="id46" draw:id="id46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42" draw:id="id42" draw:layer="layout" svg:width="4.318cm" svg:height="2.54cm" svg:x="16.4cm" svg:y="9.906cm">
          <text:p text:style-name="P7"><text:span text:style-name="T4">SOLR</text:span></text:p>
        </draw:rect>
        <draw:connector draw:style-name="gr7" draw:text-style-name="P15" draw:layer="layout" draw:type="curve" svg:x1="18.559cm" svg:y1="9.906cm" svg:x2="24.838cm" svg:y2="7.366cm" draw:start-shape="id42" draw:end-shape="id43" draw:end-glue-point="2" svg:d="M18559 9906c0-1905 6279-635 6279-2540" svg:viewBox="0 0 6280 2541">
          <text:p/>
        </draw:connector>
        <draw:connector draw:style-name="gr7" draw:text-style-name="P15" draw:layer="layout" draw:type="curve" svg:x1="24.619cm" svg:y1="9.906cm" svg:x2="24.838cm" svg:y2="7.366cm" draw:start-shape="id44" draw:end-shape="id43" svg:d="M24619 9906c0-1905 219-635 219-2540" svg:viewBox="0 0 220 2541">
          <text:p/>
        </draw:connector>
        <draw:connector draw:style-name="gr7" draw:text-style-name="P15" draw:layer="layout" draw:type="curve" svg:x1="18.796cm" svg:y1="18.288cm" svg:x2="24.619cm" svg:y2="12.446cm" draw:start-shape="id45" draw:start-glue-point="8" draw:end-shape="id44" draw:end-glue-point="2" svg:d="M18796 18288c3882 0 5823-1947 5823-5842" svg:viewBox="0 0 5824 5843">
          <text:p/>
        </draw:connector>
        <draw:connector draw:style-name="gr7" draw:text-style-name="P15" draw:layer="layout" draw:type="curve" svg:x1="19.05cm" svg:y1="14.224cm" svg:x2="24.619cm" svg:y2="12.446cm" draw:start-shape="id46" draw:start-glue-point="1" draw:end-shape="id44" draw:end-glue-point="2" svg:d="M19050 14224c3713 0 5569-592 5569-1778" svg:viewBox="0 0 5570 1779">
          <text:p/>
        </draw:connector>
        <draw:custom-shape draw:style-name="gr8" draw:text-style-name="P17" draw:layer="layout" svg:width="11.681cm" svg:height="6.244cm" draw:transform="rotate (0.000698131700797732) translate (2.79cm 4.935cm)">
          <text:list text:style-name="L1">
            <text:list-item>
              <text:p text:style-name="P3"><text:span text:style-name="T4">call.trimet.org a system built by Conveyal atop OTP</text:span></text:p>
            </text:list-item>
            <text:list-item>
              <text:p text:style-name="P3"><text:span text:style-name="T4">it's the only </text:span><text:span text:style-name="T9">transactional</text:span><text:span text:style-name="T4"> database system we host on the map servers</text:span></text:p>
            </text:list-item>
            <text:list-item>
              <text:p text:style-name="P3"><text:span text:style-name="T4">Beyond a replacement of the SOLR geocoder, it's hard to imagine how this system will be affected by the MOD Grant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38294.6070878274 6294.955964771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rect draw:style-name="gr3" draw:text-style-name="P12" draw:layer="layout" svg:width="25.4cm" svg:height="10.922cm" svg:x="1.778cm" svg:y="9.398cm">
          <text:p><text:span text:style-name="T3"/></text:p>
        </draw:rect>
        <draw:rect draw:style-name="gr4" draw:text-style-name="P13" draw:layer="layout" svg:width="25.4cm" svg:height="5.055cm" svg:x="1.778cm" svg:y="4.343cm">
          <text:p><text:span text:style-name="T3"/></text:p>
        </draw:rect>
        <draw:frame presentation:style-name="pr4" draw:layer="layout" svg:width="25.199cm" svg:height="3.506cm" svg:x="1.4cm" svg:y="0.837cm" presentation:class="title">
          <draw:text-box>
            <text:p>Future after MOD</text:p>
          </draw:text-box>
        </draw:frame>
        <draw:rect draw:style-name="gr6" draw:text-style-name="P10" draw:layer="layout" svg:width="3.048cm" svg:height="2.54cm" svg:x="2.032cm" svg:y="4.826cm">
          <text:p text:style-name="P18">trimet.org</text:p>
        </draw:rect>
        <draw:rect draw:style-name="gr6" draw:text-style-name="P10" draw:layer="layout" svg:width="4.164cm" svg:height="2.54cm" svg:x="20.474cm" svg:y="4.826cm">
          <text:p text:style-name="P18">ride.trimet.org</text:p>
        </draw:rect>
        <draw:rect draw:style-name="gr6" draw:text-style-name="P10" draw:layer="layout" svg:width="4.318cm" svg:height="2.54cm" svg:x="14.224cm" svg:y="8.128cm">
          <text:p text:style-name="P18">ATIS</text:p>
          <text:p text:style-name="P18">GeoCoder</text:p>
        </draw:rect>
        <draw:rect draw:style-name="gr6" draw:text-style-name="P10" draw:layer="layout" svg:width="4.318cm" svg:height="2.54cm" svg:x="5.318cm" svg:y="8.174cm">
          <text:p text:style-name="P18">SOLR</text:p>
        </draw:rect>
        <draw:rect draw:style-name="gr6" draw:text-style-name="P10" draw:layer="layout" svg:width="4.164cm" svg:height="2.54cm" svg:x="9.626cm" svg:y="4.826cm">
          <text:p text:style-name="P18">developer</text:p>
          <text:p text:style-name="P18">.trimet.org</text:p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Purcell</meta:initial-creator>
    <meta:creation-date>2016-11-14T16:57:13.78</meta:creation-date>
    <meta:editing-duration>P1DT18M53S</meta:editing-duration>
    <meta:editing-cycles>59</meta:editing-cycles>
    <dc:date>2017-01-10T15:56:29.929916000</dc:date>
    <meta:generator>LibreOffice/5.2.3.3$MacOSX_X86_64 LibreOffice_project/d54a8868f08a7b39642414cf2c8ef2f228f780cf</meta:generator>
    <meta:document-statistic meta:object-count="195"/>
  </office:meta>
</office:document-meta>
</file>